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UR</text:p>
          </table:table-cell>
          <table:table-cell office:value-type="string">
            <text:p>KNOTS</text:p>
          </table:table-cell>
          <table:table-cell office:value-type="string">
            <text:p>MID</text:p>
          </table:table-cell>
          <table:table-cell office:value-type="string">
            <text:p>SHIPS HEAD MAGNETIC COURSES STEERED</text:p>
          </table:table-cell>
          <table:table-cell office:value-type="string">
            <text:p>WINDS</text:p>
          </table:table-cell>
          <table:table-cell office:value-type="string">
            <text:p/>
          </table:table-cell>
          <table:table-cell office:value-type="string">
            <text:p>COUR</text:p>
          </table:table-cell>
          <table:table-cell office:value-type="string">
            <text:p>BAROMETER</text:p>
          </table:table-cell>
          <table:table-cell office:value-type="string">
            <text:p/>
          </table:table-cell>
          <table:table-cell office:value-type="string">
            <text:p>TEMPERA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ATE OF THE BY SYMBOLS WEATHER</text:p>
          </table:table-cell>
          <table:table-cell office:value-type="string">
            <text:p>SYMBOLS FORMS OF CLOUDS BY</text:p>
          </table:table-cell>
          <table:table-cell office:value-type="string">
            <text:p>SKY, IN 10THS PROP</text:p>
          </table:table-cell>
          <table:table-cell office:value-type="string">
            <text:p>STATE SEA OF TH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GNETIC DIRECTION</text:p>
          </table:table-cell>
          <table:table-cell office:value-type="string">
            <text:p>MILES DURING FORCE NIL</text:p>
          </table:table-cell>
          <table:table-cell office:value-type="string">
            <text:p/>
          </table:table-cell>
          <table:table-cell office:value-type="string">
            <text:p>HEIGHT IN INCHES</text:p>
          </table:table-cell>
          <table:table-cell office:value-type="string">
            <text:p>THER ATT'D</text:p>
          </table:table-cell>
          <table:table-cell office:value-type="string">
            <text:p>BULB DRY AIR</text:p>
          </table:table-cell>
          <table:table-cell office:value-type="string">
            <text:p>BULB WET AIR</text:p>
          </table:table-cell>
          <table:table-cell office:value-type="string">
            <text:p>SURFACE WA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1/2S</text:p>
          </table:table-cell>
          <table:table-cell office:value-type="string">
            <text:p>E</text:p>
          </table:table-cell>
          <table:table-cell office:value-type="string">
            <text:p>10.7</text:p>
          </table:table-cell>
          <table:table-cell office:value-type="string">
            <text:p/>
          </table:table-cell>
          <table:table-cell office:value-type="string">
            <text:p>30.19</text:p>
          </table:table-cell>
          <table:table-cell office:value-type="string">
            <text:p>50</text:p>
          </table:table-cell>
          <table:table-cell office:value-type="string">
            <text:p>5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FOTS</text:p>
          </table:table-cell>
          <table:table-cell office:value-type="string">
            <text:p>15.8</text:p>
          </table:table-cell>
          <table:table-cell office:value-type="string">
            <text:p/>
          </table:table-cell>
          <table:table-cell office:value-type="string">
            <text:p>30.19</text:p>
          </table:table-cell>
          <table:table-cell office:value-type="string">
            <text:p>45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4.7</text:p>
          </table:table-cell>
          <table:table-cell office:value-type="string">
            <text:p/>
          </table:table-cell>
          <table:table-cell office:value-type="string">
            <text:p>30.22</text:p>
          </table:table-cell>
          <table:table-cell office:value-type="string">
            <text:p>49</text:p>
          </table:table-cell>
          <table:table-cell office:value-type="string">
            <text:p>6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ZS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EBS</text:p>
          </table:table-cell>
          <table:table-cell office:value-type="string">
            <text:p>29</text:p>
          </table:table-cell>
          <table:table-cell office:value-type="string">
            <text:p/>
          </table:table-cell>
          <table:table-cell office:value-type="string">
            <text:p>30.21</text:p>
          </table:table-cell>
          <table:table-cell office:value-type="string">
            <text:p>43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ZS</text:p>
          </table:table-cell>
          <table:table-cell office:value-type="string">
            <text:p>STEAMER 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1/2S</text:p>
          </table:table-cell>
          <table:table-cell office:value-type="string">
            <text:p>SEBE</text:p>
          </table:table-cell>
          <table:table-cell office:value-type="string">
            <text:p>30.3</text:p>
          </table:table-cell>
          <table:table-cell office:value-type="string">
            <text:p/>
          </table:table-cell>
          <table:table-cell office:value-type="string">
            <text:p>30.22</text:p>
          </table:table-cell>
          <table:table-cell office:value-type="string">
            <text:p>49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ZS</text:p>
          </table:table-cell>
          <table:table-cell office:value-type="string">
            <text:p>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ESE</text:p>
          </table:table-cell>
          <table:table-cell office:value-type="string">
            <text:p>28</text:p>
          </table:table-cell>
          <table:table-cell office:value-type="string">
            <text:p/>
          </table:table-cell>
          <table:table-cell office:value-type="string">
            <text:p>30.22</text:p>
          </table:table-cell>
          <table:table-cell office:value-type="string">
            <text:p>53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ESE</text:p>
          </table:table-cell>
          <table:table-cell office:value-type="string">
            <text:p>41.5</text:p>
          </table:table-cell>
          <table:table-cell office:value-type="string">
            <text:p/>
          </table:table-cell>
          <table:table-cell office:value-type="string">
            <text:p>30.25</text:p>
          </table:table-cell>
          <table:table-cell office:value-type="string">
            <text:p>5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S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[(285, 475), (341, 475), (341, 525), (285, 525)]</text:p>
          </table:table-cell>
          <table:table-cell office:value-type="string">
            <text:p>[(366, 474), (424, 474), (424, 523), (366, 523)]</text:p>
          </table:table-cell>
          <table:table-cell office:value-type="string">
            <text:p>[(430, 498), (484, 498), (484, 591), (430, 591)]</text:p>
          </table:table-cell>
          <table:table-cell office:value-type="string">
            <text:p>[(511, 533), (731, 533), (731, 586), (511, 586)][(518, 585), (714, 585), (714, 639), (518, 639)][(544, 473), (706, 473), (706, 524), (544, 524)]</text:p>
          </table:table-cell>
          <table:table-cell office:value-type="string">
            <text:p>[(869, 417), (948, 417), (948, 468), (869, 468)]</text:p>
          </table:table-cell>
          <table:table-cell office:value-type="string">
            <text:p/>
          </table:table-cell>
          <table:table-cell office:value-type="string">
            <text:p>[(1070, 504), (1127, 504), (1127, 588), (1070, 588)]</text:p>
          </table:table-cell>
          <table:table-cell office:value-type="string">
            <text:p>[(1171, 419), (1295, 419), (1295, 471), (1171, 471)]</text:p>
          </table:table-cell>
          <table:table-cell office:value-type="string">
            <text:p/>
          </table:table-cell>
          <table:table-cell office:value-type="string">
            <text:p>[(1354, 416), (1511, 416), (1511, 468), (1354, 46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68, 449), (1693, 449), (1693, 500), (1568, 500)][(1569, 497), (1691, 497), (1691, 547), (1569, 547)][(1588, 475), (1672, 475), (1672, 524), (1588, 524)]</text:p>
          </table:table-cell>
          <table:table-cell office:value-type="string">
            <text:p>[(1745, 496), (1834, 496), (1834, 545), (1745, 545)][(1738, 449), (1839, 449), (1839, 498), (1738, 498)][(1733, 475), (1844, 475), (1844, 525), (1733, 525)]</text:p>
          </table:table-cell>
          <table:table-cell office:value-type="string">
            <text:p>[(1871, 454), (1921, 454), (1921, 587), (1871, 587)][(1850, 450), (1898, 450), (1898, 587), (1850, 587)]</text:p>
          </table:table-cell>
          <table:table-cell office:value-type="string">
            <text:p>[(1936, 449), (1991, 449), (1991, 497), (1936, 497)][(1939, 497), (1982, 497), (1982, 545), (1939, 545)][(1937, 473), (1994, 473), (1994, 520), (1937, 520)]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770, 552), (979, 552), (979, 606), (770, 606)][(813, 505), (941, 505), (941, 556), (813, 556)]</text:p>
          </table:table-cell>
          <table:table-cell office:value-type="string">
            <text:p>[(974, 473), (1091, 473), (1091, 524), (974, 524)][(988, 552), (1099, 552), (1099, 606), (988, 606)][(1005, 508), (1078, 508), (1078, 558), (1005, 558)][(940, 613), (1118, 613), (1118, 669), (940, 669)]</text:p>
          </table:table-cell>
          <table:table-cell office:value-type="string">
            <text:p/>
          </table:table-cell>
          <table:table-cell office:value-type="string">
            <text:p>[(1146, 495), (1246, 495), (1246, 544), (1146, 544)][(1163, 521), (1229, 521), (1229, 571), (1163, 571)]</text:p>
          </table:table-cell>
          <table:table-cell office:value-type="string">
            <text:p>[(1265, 497), (1316, 497), (1316, 546), (1265, 546)][(1267, 522), (1315, 522), (1315, 569), (1267, 569)]</text:p>
          </table:table-cell>
          <table:table-cell office:value-type="string">
            <text:p>[(1335, 529), (1388, 529), (1388, 577), (1335, 577)][(1343, 507), (1385, 507), (1385, 555), (1343, 555)][(1344, 487), (1379, 487), (1379, 536), (1344, 536)]</text:p>
          </table:table-cell>
          <table:table-cell office:value-type="string">
            <text:p>[(1407, 529), (1458, 529), (1458, 579), (1407, 579)][(1411, 508), (1457, 508), (1457, 557), (1411, 557)][(1414, 483), (1451, 483), (1451, 533), (1414, 533)]</text:p>
          </table:table-cell>
          <table:table-cell office:value-type="string">
            <text:p>[(1472, 526), (1540, 526), (1540, 575), (1472, 575)][(1473, 487), (1535, 487), (1535, 537), (1473, 53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80, 616), (350, 616), (350, 669), (280, 66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3, 674), (335, 674), (335, 728), (313, 72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5, 739), (337, 739), (337, 790), (315, 79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8, 805), (340, 805), (340, 853), (318, 85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40, 777), (722, 777), (722, 853), (540, 853)]</text:p>
          </table:table-cell>
          <table:table-cell office:value-type="string">
            <text:p>[(783, 792), (928, 792), (928, 851), (783, 851)]</text:p>
          </table:table-cell>
          <table:table-cell office:value-type="string">
            <text:p>[(1006, 767), (1083, 767), (1083, 854), (1006, 854)]</text:p>
          </table:table-cell>
          <table:table-cell office:value-type="string">
            <text:p/>
          </table:table-cell>
          <table:table-cell office:value-type="string">
            <text:p>[(1150, 802), (1257, 802), (1257, 850), (1150, 850)]</text:p>
          </table:table-cell>
          <table:table-cell office:value-type="string">
            <text:p>[(1271, 808), (1317, 808), (1317, 859), (1271, 859)]</text:p>
          </table:table-cell>
          <table:table-cell office:value-type="string">
            <text:p>[(1337, 782), (1394, 782), (1394, 858), (1337, 85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9, 799), (1651, 799), (1651, 852), (1579, 852)]</text:p>
          </table:table-cell>
          <table:table-cell office:value-type="string">
            <text:p>[(1728, 801), (1859, 801), (1859, 852), (1728, 852)]</text:p>
          </table:table-cell>
          <table:table-cell office:value-type="string">
            <text:p>[(1875, 801), (1926, 801), (1926, 853), (1875, 853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1, 868), (337, 868), (337, 916), (311, 91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931), (338, 931), (338, 979), (319, 97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989), (342, 989), (342, 1038), (323, 103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12, 990), (637, 990), (637, 1038), (612, 1038)]</text:p>
          </table:table-cell>
          <table:table-cell office:value-type="string">
            <text:p>[(847, 975), (867, 975), (867, 1025), (847, 1025)]</text:p>
          </table:table-cell>
          <table:table-cell office:value-type="string">
            <text:p>[(998, 947), (1088, 947), (1088, 1036), (998, 1036)]</text:p>
          </table:table-cell>
          <table:table-cell office:value-type="string">
            <text:p/>
          </table:table-cell>
          <table:table-cell office:value-type="string">
            <text:p>[(1151, 989), (1249, 989), (1249, 1040), (1151, 1040)]</text:p>
          </table:table-cell>
          <table:table-cell office:value-type="string">
            <text:p>[(1269, 991), (1320, 991), (1320, 1043), (1269, 1043)]</text:p>
          </table:table-cell>
          <table:table-cell office:value-type="string">
            <text:p>[(1339, 990), (1371, 990), (1371, 1040), (1339, 104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1, 989), (1651, 989), (1651, 1039), (1591, 1039)]</text:p>
          </table:table-cell>
          <table:table-cell office:value-type="string">
            <text:p>[(1759, 986), (1788, 986), (1788, 1037), (1759, 1037)]</text:p>
          </table:table-cell>
          <table:table-cell office:value-type="string">
            <text:p>[(1869, 992), (1919, 992), (1919, 1042), (1869, 1042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1, 1051), (340, 1051), (340, 1099), (321, 109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5, 1119), (341, 1119), (341, 1166), (315, 116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0, 1180), (338, 1180), (338, 1226), (320, 122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1, 1172), (635, 1172), (635, 1221), (601, 1221)]</text:p>
          </table:table-cell>
          <table:table-cell office:value-type="string">
            <text:p>[(844, 1175), (867, 1175), (867, 1223), (844, 1223)]</text:p>
          </table:table-cell>
          <table:table-cell office:value-type="string">
            <text:p>[(1006, 1135), (1098, 1135), (1098, 1224), (1006, 1224)]</text:p>
          </table:table-cell>
          <table:table-cell office:value-type="string">
            <text:p/>
          </table:table-cell>
          <table:table-cell office:value-type="string">
            <text:p>[(1151, 1175), (1259, 1175), (1259, 1227), (1151, 1227)]</text:p>
          </table:table-cell>
          <table:table-cell office:value-type="string">
            <text:p>[(1271, 1175), (1319, 1175), (1319, 1225), (1271, 1225)]</text:p>
          </table:table-cell>
          <table:table-cell office:value-type="string">
            <text:p>[(1335, 1151), (1398, 1151), (1398, 1224), (1335, 122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1, 1177), (1691, 1177), (1691, 1227), (1571, 1227)]</text:p>
          </table:table-cell>
          <table:table-cell office:value-type="string">
            <text:p>[(1762, 1181), (1794, 1181), (1794, 1231), (1762, 1231)]</text:p>
          </table:table-cell>
          <table:table-cell office:value-type="string">
            <text:p>[(1872, 1179), (1909, 1179), (1909, 1229), (1872, 1229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9, 1240), (338, 1240), (338, 1287), (309, 128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2, 1304), (340, 1304), (340, 1349), (312, 134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90, 1365), (362, 1365), (362, 1411), (290, 141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4, 1356), (632, 1356), (632, 1406), (604, 1406)]</text:p>
          </table:table-cell>
          <table:table-cell office:value-type="string">
            <text:p>[(795, 1360), (906, 1360), (906, 1407), (795, 1407)]</text:p>
          </table:table-cell>
          <table:table-cell office:value-type="string">
            <text:p>[(996, 1316), (1085, 1316), (1085, 1407), (996, 1407)]</text:p>
          </table:table-cell>
          <table:table-cell office:value-type="string">
            <text:p/>
          </table:table-cell>
          <table:table-cell office:value-type="string">
            <text:p>[(1146, 1357), (1244, 1357), (1244, 1408), (1146, 1408)]</text:p>
          </table:table-cell>
          <table:table-cell office:value-type="string">
            <text:p>[(1268, 1360), (1314, 1360), (1314, 1411), (1268, 1411)]</text:p>
          </table:table-cell>
          <table:table-cell office:value-type="string">
            <text:p>[(1346, 1356), (1375, 1356), (1375, 1405), (1346, 140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66, 1362), (1681, 1362), (1681, 1414), (1566, 1414)]</text:p>
          </table:table-cell>
          <table:table-cell office:value-type="string">
            <text:p>[(1727, 1371), (1838, 1371), (1838, 1422), (1727, 1422)][(1713, 1334), (1827, 1334), (1827, 1384), (1713, 1384)]</text:p>
          </table:table-cell>
          <table:table-cell office:value-type="string">
            <text:p>[(1874, 1365), (1910, 1365), (1910, 1414), (1874, 1414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93, 2347), (366, 2347), (366, 2392), (293, 239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8, 2408), (348, 2408), (348, 2452), (328, 245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8, 2468), (351, 2468), (351, 2515), (328, 251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8, 2530), (350, 2530), (350, 2578), (328, 257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40, 2498), (719, 2498), (719, 2578), (540, 2578)]</text:p>
          </table:table-cell>
          <table:table-cell office:value-type="string">
            <text:p>[(801, 2526), (942, 2526), (942, 2577), (801, 2577)]</text:p>
          </table:table-cell>
          <table:table-cell office:value-type="string">
            <text:p>[(1006, 2470), (1101, 2470), (1101, 2579), (1006, 2579)]</text:p>
          </table:table-cell>
          <table:table-cell office:value-type="string">
            <text:p/>
          </table:table-cell>
          <table:table-cell office:value-type="string">
            <text:p>[(1153, 2531), (1254, 2531), (1254, 2581), (1153, 2581)]</text:p>
          </table:table-cell>
          <table:table-cell office:value-type="string">
            <text:p>[(1276, 2533), (1324, 2533), (1324, 2583), (1276, 2583)]</text:p>
          </table:table-cell>
          <table:table-cell office:value-type="string">
            <text:p>[(1350, 2529), (1375, 2529), (1375, 2579), (1350, 257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57, 2535), (1676, 2535), (1676, 2583), (1557, 2583)]</text:p>
          </table:table-cell>
          <table:table-cell office:value-type="string">
            <text:p>[(1716, 2539), (1835, 2539), (1835, 2588), (1716, 2588)]</text:p>
          </table:table-cell>
          <table:table-cell office:value-type="string">
            <text:p>[(1875, 2535), (1907, 2535), (1907, 2585), (1875, 258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5, 2591), (350, 2591), (350, 2638), (325, 263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30, 2651), (350, 2651), (350, 2698), (330, 269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33, 2711), (355, 2711), (355, 2759), (333, 275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0, 2704), (627, 2704), (627, 2752), (600, 2752)]</text:p>
          </table:table-cell>
          <table:table-cell office:value-type="string">
            <text:p>[(797, 2706), (939, 2706), (939, 2760), (797, 2760)]</text:p>
          </table:table-cell>
          <table:table-cell office:value-type="string">
            <text:p>[(1004, 2713), (1077, 2713), (1077, 2764), (1004, 2764)]</text:p>
          </table:table-cell>
          <table:table-cell office:value-type="string">
            <text:p/>
          </table:table-cell>
          <table:table-cell office:value-type="string">
            <text:p>[(1146, 2709), (1250, 2709), (1250, 2760), (1146, 2760)]</text:p>
          </table:table-cell>
          <table:table-cell office:value-type="string">
            <text:p>[(1269, 2711), (1319, 2711), (1319, 2763), (1269, 2763)]</text:p>
          </table:table-cell>
          <table:table-cell office:value-type="string">
            <text:p>[(1342, 2704), (1372, 2704), (1372, 2755), (1342, 275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87, 2715), (1656, 2715), (1656, 2764), (1587, 2764)]</text:p>
          </table:table-cell>
          <table:table-cell office:value-type="string">
            <text:p>[(1779, 2718), (1813, 2718), (1813, 2768), (1779, 2768)]</text:p>
          </table:table-cell>
          <table:table-cell office:value-type="string">
            <text:p>[(1880, 2715), (1910, 2715), (1910, 2765), (1880, 276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30, 2773), (352, 2773), (352, 2821), (330, 282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4, 2836), (351, 2836), (351, 2885), (324, 288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8, 2899), (352, 2899), (352, 2947), (328, 294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11, 2896), (637, 2896), (637, 2946), (611, 2946)]</text:p>
          </table:table-cell>
          <table:table-cell office:value-type="string">
            <text:p>[(804, 2896), (939, 2896), (939, 2950), (804, 2950)]</text:p>
          </table:table-cell>
          <table:table-cell office:value-type="string">
            <text:p>[(1016, 2846), (1093, 2846), (1093, 2947), (1016, 2947)]</text:p>
          </table:table-cell>
          <table:table-cell office:value-type="string">
            <text:p/>
          </table:table-cell>
          <table:table-cell office:value-type="string">
            <text:p>[(1153, 2905), (1258, 2905), (1258, 2954), (1153, 2954)]</text:p>
          </table:table-cell>
          <table:table-cell office:value-type="string">
            <text:p>[(1281, 2905), (1325, 2905), (1325, 2954), (1281, 2954)]</text:p>
          </table:table-cell>
          <table:table-cell office:value-type="string">
            <text:p>[(1345, 2894), (1379, 2894), (1379, 2944), (1345, 294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80, 2901), (1667, 2901), (1667, 2949), (1580, 2949)]</text:p>
          </table:table-cell>
          <table:table-cell office:value-type="string">
            <text:p>[(1776, 2899), (1805, 2899), (1805, 2949), (1776, 2949)]</text:p>
          </table:table-cell>
          <table:table-cell office:value-type="string">
            <text:p>[(1874, 2899), (1906, 2899), (1906, 2949), (1874, 2949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5, 2959), (349, 2959), (349, 3007), (315, 300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8, 3022), (350, 3022), (350, 3069), (318, 306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0-10T10:54:38.906920</meta:creation-date>
    <dc:date>2021-10-10T10:54:38.926121</dc:date>
    <meta:generator>http://pypi.python.org/pypi/ezodf/0.1.0$Python3.8.10 (default, Jun  4 2021, 15:09:15) 
[GCC 7.5.0]</meta:generator>
    <meta:document-statistic/>
    <meta:editing-cycles>1</meta:editing-cycles>
  </office:meta>
</office:document-meta>
</file>